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xml="http://www.w3.org/XML/1998/namespace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xml="http://www.w3.org/XML/1998/namespace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halkduster" style:name="Chalkduster"/>
    <style:font-face svg:font-family="Times New Roman" style:name="Times New Roman"/>
    <style:font-face svg:font-family="Times New Roman" style:name="Times New Roman"/>
    <style:font-face svg:font-family="Chalkduster" style:name="Chalkduster"/>
    <style:font-face svg:font-family="Arial" style:name="Arial"/>
    <style:font-face svg:font-family="Courier" style:name="Courier"/>
    <style:font-face svg:font-family="Courier" style:name="Courier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style:style style:family="paragraph" style:name="Heading1" style:display-name="Heading1">
      <style:paragraph-properties fo:margin-right="0pt" style:line-spacing="4pt" fo:margin-top="0pt" fo:text-align="left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MyEnum" style:display-name="MyEnum">
      <text:list-level-style-number style:num-suffix=")" style:num-prefix="(" text:style-name="Numbering_20_Symbols" text:level="1" style:num-format="a">
        <style:list-level-properties style:font-name="Times New Roman" text:min-label-distance="0.15in" fo:text-align="left" fo:height="None" text:min-label-width="0.25in" fo:width="None"/>
      </text:list-level-style-number>
    </text:list-style>
    <text:list-style style:name="OrderedList" style:display-name="OrderedList"/>
    <text:list-style style:name="OrdinalEnum" style:display-name="OrdinalEnum"/>
    <text:list-style style:name="Sh1" style:display-name="Sh1">
      <text:list-level-style-number style:num-suffix="." text:style-name="Numbering_20_Symbols" text:level="1" style:num-format="1">
        <style:list-level-properties text:min-label-width="0.25in" style:font-name="Times-Roman" text:space-before="0.25in"/>
      </text:list-level-style-number>
    </text:list-style>
    <text:list-style text:consecutive-numbering="false" style:name="Sh2" style:display-name="Sh2">
      <text:list-level-style-bullet text:bullet-char="■" text:style-name="Standard" text:level="2">
        <style:list-level-properties text:min-label-width="0.25in" style:font-name="Times-Roman" text:space-before="0.5in"/>
      </text:list-level-style-bullet>
    </text:list-style>
    <text:list-style text:consecutive-numbering="false" style:name="Sh_Li1" style:display-name="Sh_Li1">
      <text:list-level-style-bullet text:bullet-char="●" text:style-name="Standard" text:level="2">
        <style:list-level-properties text:min-label-width="0.25in" text:space-before="0.5in"/>
      </text:list-level-style-bullet>
    </text:list-style>
    <text:list-style text:consecutive-numbering="false" style:name="Sh_Li2" style:display-name="Sh_Li2">
      <text:list-level-style-bullet text:bullet-char="●" text:style-name="Standard" text:level="3">
        <style:list-level-properties text:min-label-width="0.25in" text:space-before="0.75in"/>
      </text:list-level-style-bullet>
    </text:list-style>
    <text:list-style text:consecutive-numbering="false" style:name="Sh_Li3" style:display-name="Sh_Li3">
      <text:list-level-style-bullet text:bullet-char="●" text:style-name="Standard" text:level="3">
        <style:list-level-properties text:min-label-width="0.25in" text:space-before="0.75in"/>
      </text:list-level-style-bullet>
    </text:list-style>
    <text:list-style text:consecutive-numbering="false" style:name="Sh_Li4" style:display-name="Sh_Li4">
      <text:list-level-style-bullet text:bullet-char="●" text:style-name="Standard" text:level="2">
        <style:list-level-properties text:min-label-width="0.25in" text:space-before="0.5in"/>
      </text:list-level-style-bullet>
    </text:list-style>
    <text:list-style text:consecutive-numbering="false" style:name="Sh_Li5" style:display-name="Sh_Li5">
      <text:list-level-style-bullet text:bullet-char="●" text:style-name="Standard" text:level="2">
        <style:list-level-properties text:min-label-width="0.25in" text:space-before="0.5in"/>
      </text:list-level-style-bullet>
    </text:list-style>
    <style:style style:family="paragraph" style:name="Sp1" style:display-name="Sp1">
      <style:paragraph-properties style:line-spacing="54.0pt"/>
    </style:style>
    <text:list-style style:name="Sh4" style:display-name="Sh4">
      <text:list-level-style-number style:num-suffix="." text:style-name="Numbering_20_Symbols" text:level="1" style:num-format="1">
        <style:list-level-properties text:min-label-width="0.25in" style:font-name="Times-Roman" text:space-before="0.25in"/>
      </text:list-level-style-number>
    </text:list-style>
    <text:list-style text:consecutive-numbering="false" style:name="Sh_Li6" style:display-name="Sh_Li6">
      <text:list-level-style-bullet text:bullet-char="●" text:style-name="Standard" text:level="1">
        <style:list-level-properties text:min-label-width="0.25in" text:space-before="0.25in"/>
      </text:list-level-style-bullet>
    </text:list-style>
    <text:list-style text:consecutive-numbering="false" style:name="Sh_Li7" style:display-name="Sh_Li7">
      <text:list-level-style-bullet text:bullet-char="●" text:style-name="Standard" text:level="1">
        <style:list-level-properties text:min-label-width="0.25in" text:space-before="0.25in"/>
      </text:list-level-style-bullet>
    </text:list-style>
    <text:list-style text:consecutive-numbering="false" style:name="Sh_Li8" style:display-name="Sh_Li8">
      <text:list-level-style-bullet text:bullet-char="●" text:style-name="Standard" text:level="1">
        <style:list-level-properties text:min-label-width="0.25in" text:space-before="0.25in"/>
      </text:list-level-style-bullet>
    </text:list-style>
    <style:style style:family="paragraph" style:name="Sp2" style:display-name="Sp2">
      <style:paragraph-properties style:line-spacing="36.0pt"/>
    </style:style>
    <style:style style:family="paragraph" style:name="Sp3" style:display-name="Sp3">
      <style:paragraph-properties style:line-spacing="27.0pt"/>
    </style:style>
    <text:list-style text:consecutive-numbering="false" style:name="Sh_Li9" style:display-name="Sh_Li9">
      <text:list-level-style-bullet text:bullet-char="●" text:style-name="Standard" text:level="1">
        <style:list-level-properties text:min-label-width="0.25in" text:space-before="0.25in"/>
      </text:list-level-style-bullet>
    </text:list-style>
    <text:list-style text:consecutive-numbering="false" style:name="Sh_Li10" style:display-name="Sh_Li10">
      <text:list-level-style-bullet text:bullet-char="●" text:style-name="Standard" text:level="1">
        <style:list-level-properties text:min-label-width="0.25in" text:space-before="0.25in"/>
      </text:list-level-style-bullet>
    </text:list-style>
    <text:list-style text:consecutive-numbering="false" style:name="Sh_Li11" style:display-name="Sh_Li11">
      <text:list-level-style-bullet text:bullet-char="●" text:style-name="Standard" text:level="1">
        <style:list-level-properties text:min-label-width="0.25in" text:space-before="0.25in"/>
      </text:list-level-style-bullet>
    </text:list-style>
    <style:style style:family="paragraph" style:name="Sp4" style:display-name="Sp4">
      <style:paragraph-properties style:line-spacing="28.8pt"/>
    </style:style>
    <style:style style:family="paragraph" style:name="Sp5" style:display-name="Sp5">
      <style:paragraph-properties style:line-spacing="18.0pt"/>
    </style:style>
    <style:style style:family="paragraph" style:name="Sp6" style:display-name="Sp6">
      <style:paragraph-properties style:line-spacing="10.8pt"/>
    </style:style>
    <style:style style:family="paragraph" style:name="Sp7" style:display-name="Sp7">
      <style:paragraph-properties style:line-spacing="7.2pt"/>
    </style:style>
    <style:style style:family="paragraph" style:name="Sp8" style:display-name="Sp8">
      <style:paragraph-properties style:line-spacing="18.0pt"/>
    </style:style>
    <style:style style:family="paragraph" style:name="Sp9" style:display-name="Sp9">
      <style:paragraph-properties style:line-spacing="36.0pt"/>
    </style:style>
    <style:style style:family="paragraph" style:name="Sp10" style:display-name="Sp10">
      <style:paragraph-properties style:line-spacing="54.0pt"/>
    </style:style>
    <style:style style:family="paragraph" style:name="Sp11" style:display-name="Sp11">
      <style:paragraph-properties style:line-spacing="18.0pt"/>
    </style:style>
    <style:style style:family="paragraph" style:name="Sp12" style:display-name="Sp12">
      <style:paragraph-properties style:line-spacing="36.0pt"/>
    </style:style>
    <style:style style:family="paragraph" style:name="Sp13" style:display-name="Sp13">
      <style:paragraph-properties style:line-spacing="3.6pt"/>
    </style:style>
    <style:style style:family="paragraph" style:name="Sp14" style:display-name="Sp14">
      <style:paragraph-properties style:line-spacing="1.8pt"/>
    </style:style>
    <style:style style:family="paragraph" style:name="Sp15" style:display-name="Sp15">
      <style:paragraph-properties style:line-spacing="18.0pt"/>
    </style:style>
    <style:style style:family="paragraph" style:name="Sp16" style:display-name="Sp16">
      <style:paragraph-properties style:line-spacing="18.0pt"/>
    </style:style>
    <style:style style:family="paragraph" style:name="Sp17" style:display-name="Sp17">
      <style:paragraph-properties style:line-spacing="3.6pt"/>
    </style:style>
  </office:automatic-styles>
  <office:body>
    <office:text text:use-soft-page-breaks="true">
      <text:p text:style-name="Title"><text:span text:style-name="T1"> </text:span><text:span text:style-name="T2">&lt;ul&gt;</text:span><text:span text:style-name="T3">, </text:span><text:span text:style-name="T4">&lt;ol&gt;</text:span><text:span text:style-name="T5">, and </text:span><text:span text:style-name="T6">&lt;li&gt;</text:span><text:span text:style-name="T7"> Tags Demo </text:span></text:p>
      <text:list text:continue-list="0a5228cb-4747-4759-bdbc-9922085e01cf" text:style-name="Sh1" xml:id="0a5228cb-4747-4759-bdbc-9922085e01cf">
        <text:list-item>
          <text:p text:style-name="Normal"><text:span text:style-name="T8">Welcome to RML 1</text:span></text:p>
        </text:list-item>
      </text:list>
      <text:list text:continue-list="0a5228cb-4747-4759-bdbc-9922085e01cf" text:style-name="Sh1" xml:id="833e597e-4746-48ef-bdfe-e461854ec1e3">
        <text:list-item>
          <text:list text:style-name="Sh2" xml:id="e755c5fe-077d-439a-a169-6f8927030c63">
            <text:list-item>
              <text:p text:style-name="Normal"><text:span text:style-name="T9">unordered 1</text:span></text:p>
            </text:list-item>
          </text:list>
          <text:list text:style-name="Sh2" xml:id="0b0fa5c2-7ce1-4131-9038-d70e0354ee4f">
            <text:list-item>
              <text:p text:style-name="Normal"><text:span text:style-name="T10">unordered 2</text:span></text:p>
            </text:list-item>
          </text:list>
          <text:list text:style-name="Sh_Li1" xml:id="fc1f0440-4199-4137-9ff6-4be6ca4dff34">
            <text:list-item>
              <text:list text:style-name="Sh_Li2" xml:id="cff80f5a-b2cc-496c-9701-90ea764c1d5d">
                <text:list-item>
                  <text:p text:style-name="Normal"><text:span text:style-name="T11">Unordered - another one</text:span></text:p>
                </text:list-item>
              </text:list>
              <text:list text:style-name="Sh_Li3" xml:id="bd741422-c996-433e-8ae9-5b18de945482">
                <text:list-item>
                  <text:p text:style-name="Normal"><text:span text:style-name="T12">Unordered - another one</text:span></text:p>
                </text:list-item>
              </text:list>
            </text:list-item>
          </text:list>
          <text:list text:style-name="Sh2" xml:id="76e485f4-1736-40a9-a307-83e9883407f7">
            <text:list-item>
              <text:p text:style-name="Normal"><text:span text:style-name="T13">unordered 3</text:span></text:p>
            </text:list-item>
          </text:list>
          <text:list text:style-name="Sh2" xml:id="d7346e88-d55c-4ea2-938c-1dfc88735cd4">
            <text:list-item>
              <text:p text:style-name="Normal"><text:span text:style-name="T14">unordered 4</text:span></text:p>
            </text:list-item>
          </text:list>
          <text:list text:style-name="Sh_Li4" xml:id="96f5fce3-1550-41aa-94cc-3a62d8850800">
            <text:list-item>
              <text:p text:style-name="Normal"><text:span text:style-name="T15">unordered 5</text:span></text:p>
            </text:list-item>
          </text:list>
          <text:list text:style-name="Sh_Li5" xml:id="93edf8ea-2c27-4430-91b4-4858605b07e7">
            <text:list-item>
              <text:p text:style-name="Normal"><text:span text:style-name="T16">unordered 6</text:span></text:p>
            </text:list-item>
          </text:list>
          <text:list text:style-name="Sh2" xml:id="88699b3e-f6b2-4bf8-9aaf-246f9ab05431">
            <text:list-item>
              <text:p text:style-name="Normal"><text:span text:style-name="T17">unordered 3</text:span></text:p>
            </text:list-item>
          </text:list>
          <text:list text:style-name="Sh2" xml:id="cfd795c6-a6e0-410b-ac2d-a57aad0e5776">
            <text:list-item>
              <text:p text:style-name="Normal"><text:span text:style-name="T18">unordered 4</text:span></text:p>
            </text:list-item>
          </text:list>
        </text:list-item>
      </text:list>
      <text:list text:continue-list="0a5228cb-4747-4759-bdbc-9922085e01cf" text:style-name="Sh1" xml:id="fbaf7bf8-91a0-4444-b376-dd6d796e697e">
        <text:list-item>
          <text:p text:style-name="Normal"><text:span text:style-name="T19">Welcome to RML 2</text:span></text:p>
        </text:list-item>
      </text:list>
      <text:list text:continue-list="0a5228cb-4747-4759-bdbc-9922085e01cf" text:style-name="Sh1" xml:id="f2133a69-d745-4780-9331-116ee1500a5f">
        <text:list-item>
          <text:p text:style-name="Normal"><text:span text:style-name="T20">Welcome to RML 3</text:span></text:p>
        </text:list-item>
      </text:list>
      <text:p text:style-name="Sp1"/>
      <text:list text:continue-list="12fc1b77-c324-453f-8bb4-e3b22b356b93" text:style-name="Sh4" xml:id="12fc1b77-c324-453f-8bb4-e3b22b356b93">
        <text:list-item>
          <text:p text:style-name="Normal"><text:span text:style-name="T21">Item 1</text:span></text:p>
        </text:list-item>
      </text:list>
      <text:list text:continue-list="12fc1b77-c324-453f-8bb4-e3b22b356b93" text:style-name="Sh4" xml:id="7c54b0e6-bb07-4b2a-a378-d553047d1ff6">
        <text:list-item>
          <text:p text:style-name="Normal"><text:span text:style-name="T22">Item 2</text:span></text:p>
        </text:list-item>
      </text:list>
      <text:list text:style-name="Sh_Li6" xml:id="9c7a754c-bd09-4757-8234-415d869c8354">
        <text:list-item>
          <text:p text:style-name="Normal"><text:span text:style-name="T23">One</text:span></text:p>
        </text:list-item>
      </text:list>
      <text:list text:style-name="Sh_Li7" xml:id="240e4a2f-e628-4e29-a748-9130c9c6094e">
        <text:list-item>
          <text:p text:style-name="Normal"><text:span text:style-name="T24">Two</text:span></text:p>
        </text:list-item>
      </text:list>
      <text:list text:style-name="Sh_Li8" xml:id="213ae990-f9ec-4bd8-b0fd-612cb1cbba18">
        <text:list-item>
          <text:p text:style-name="Normal"><text:span text:style-name="T25">Three</text:span></text:p>
        </text:list-item>
      </text:list>
      <text:p text:style-name="Sp2"/>
      <text:list text:continue-list="d7e64031-5630-4c00-87e0-9b67eb7aa1f1" text:style-name="MyEnum" xml:id="d7e64031-5630-4c00-87e0-9b67eb7aa1f1">
        <text:list-item>
          <text:p text:style-name="Normal"><text:span text:style-name="T26">One</text:span></text:p>
        </text:list-item>
      </text:list>
      <text:list text:continue-list="d7e64031-5630-4c00-87e0-9b67eb7aa1f1" text:style-name="MyEnum" xml:id="3fb19ab5-ad2a-4f35-9345-95b932b7b6ac">
        <text:list-item>
          <text:p text:style-name="Normal"><text:span text:style-name="T27">Two</text:span></text:p>
        </text:list-item>
      </text:list>
      <text:list text:continue-list="d7e64031-5630-4c00-87e0-9b67eb7aa1f1" text:style-name="MyEnum" xml:id="f407c4e0-fb9d-4e3f-b7f7-356bd831e6a8">
        <text:list-item>
          <text:p text:style-name="Normal"><text:span text:style-name="T28">Three</text:span></text:p>
        </text:list-item>
      </text:list>
      <text:p text:style-name="Sp3"/>
      <text:list text:style-name="Sh_Li9" xml:id="ee9e50bf-560b-4fac-b0f0-ab49a92ea6bc">
        <text:list-item>
          <text:p text:style-name="Normal"><text:span text:style-name="T29">One</text:span></text:p>
        </text:list-item>
      </text:list>
      <text:list text:style-name="Sh_Li10" xml:id="5323c152-2f1f-4252-a40b-6aff7d01ad0b">
        <text:list-item>
          <text:p text:style-name="Normal"><text:span text:style-name="T30">Two</text:span></text:p>
        </text:list-item>
      </text:list>
      <text:list text:style-name="Sh_Li11" xml:id="9f9e4f76-7034-4b18-952f-d4243672bdde">
        <text:list-item>
          <text:p text:style-name="Normal"><text:span text:style-name="T31">Three</text:span></text:p>
        </text:list-item>
      </text:list>
      <text:p text:style-name="Sp4"/>
      <text:p text:style-name="Heading1"><text:span text:style-name="T32">Ordered List Bullet Types</text:span></text:p>
      <text:p text:style-name="Sp5"/>
      <text:list text:continue-list="67b2a5b3-ac59-4acd-ae48-2a76315655d8" text:style-name="OrderedList" xml:id="67b2a5b3-ac59-4acd-ae48-2a76315655d8">
        <text:list-item>
          <text:p text:style-name="Normal"><text:span text:style-name="T33">One</text:span></text:p>
        </text:list-item>
      </text:list>
      <text:list text:continue-list="67b2a5b3-ac59-4acd-ae48-2a76315655d8" text:style-name="OrderedList" xml:id="9d6ef0f4-26f9-40aa-89ea-b6708c98eada">
        <text:list-item>
          <text:p text:style-name="Normal"><text:span text:style-name="T34">Two</text:span></text:p>
        </text:list-item>
      </text:list>
      <text:list text:continue-list="67b2a5b3-ac59-4acd-ae48-2a76315655d8" text:style-name="OrderedList" xml:id="70dd4d8f-4463-4bfa-af69-baed0642a920">
        <text:list-item>
          <text:p text:style-name="Normal"><text:span text:style-name="T35">Three</text:span></text:p>
        </text:list-item>
      </text:list>
      <text:p text:style-name="Sp6"/>
      <text:list text:continue-list="02fbae30-ca25-4e17-a5c3-75035e8c2123" text:style-name="OrderedList" xml:id="02fbae30-ca25-4e17-a5c3-75035e8c2123">
        <text:list-item>
          <text:p text:style-name="Normal"><text:span text:style-name="T36">One</text:span></text:p>
        </text:list-item>
      </text:list>
      <text:list text:continue-list="02fbae30-ca25-4e17-a5c3-75035e8c2123" text:style-name="OrderedList" xml:id="afdc59a6-e0c5-4a57-a2ba-265fc6307e93">
        <text:list-item>
          <text:p text:style-name="Normal"><text:span text:style-name="T37">Two</text:span></text:p>
        </text:list-item>
      </text:list>
      <text:list text:continue-list="02fbae30-ca25-4e17-a5c3-75035e8c2123" text:style-name="OrderedList" xml:id="fea7dac9-1f33-48c9-919b-544fba9c71be">
        <text:list-item>
          <text:p text:style-name="Normal"><text:span text:style-name="T38">Three</text:span></text:p>
        </text:list-item>
      </text:list>
      <text:p text:style-name="Sp7"/>
      <text:list text:continue-list="7ad56e98-9506-4fb0-96b6-faf0d97070f5" text:style-name="OrderedList" xml:id="7ad56e98-9506-4fb0-96b6-faf0d97070f5">
        <text:list-item>
          <text:p text:style-name="Normal"><text:span text:style-name="T39">One</text:span></text:p>
        </text:list-item>
      </text:list>
      <text:list text:continue-list="7ad56e98-9506-4fb0-96b6-faf0d97070f5" text:style-name="OrderedList" xml:id="9188426c-fb36-4260-9c59-638bf2b6c688">
        <text:list-item>
          <text:p text:style-name="Normal"><text:span text:style-name="T40">Two</text:span></text:p>
        </text:list-item>
      </text:list>
      <text:list text:continue-list="7ad56e98-9506-4fb0-96b6-faf0d97070f5" text:style-name="OrderedList" xml:id="4b40ccf7-7467-4184-a6cc-e5e354fa6c68">
        <text:list-item>
          <text:p text:style-name="Normal"><text:span text:style-name="T41">Three</text:span></text:p>
        </text:list-item>
      </text:list>
      <text:p text:style-name="Sp8"/>
      <text:list text:continue-list="d09d9a2a-b463-43c6-bcce-016cd1ee6582" text:style-name="OrderedList" xml:id="d09d9a2a-b463-43c6-bcce-016cd1ee6582">
        <text:list-item>
          <text:p text:style-name="Normal"><text:span text:style-name="T42">One</text:span></text:p>
        </text:list-item>
      </text:list>
      <text:list text:continue-list="d09d9a2a-b463-43c6-bcce-016cd1ee6582" text:style-name="OrderedList" xml:id="8a70b6d4-637c-466d-934a-e9931d9f68a6">
        <text:list-item>
          <text:p text:style-name="Normal"><text:span text:style-name="T43">Two</text:span></text:p>
        </text:list-item>
      </text:list>
      <text:list text:continue-list="d09d9a2a-b463-43c6-bcce-016cd1ee6582" text:style-name="OrderedList" xml:id="a424690b-1dc3-4f00-ae6e-6a38f0e4ae54">
        <text:list-item>
          <text:p text:style-name="Normal"><text:span text:style-name="T44">Three</text:span></text:p>
        </text:list-item>
      </text:list>
      <text:p text:style-name="Sp9"/>
      <text:list text:continue-list="0cd70ba6-dd8e-4247-89c3-6a9adcbf7e5c" text:style-name="OrderedList" xml:id="0cd70ba6-dd8e-4247-89c3-6a9adcbf7e5c">
        <text:list-item>
          <text:p text:style-name="Normal"><text:span text:style-name="T45">One</text:span></text:p>
        </text:list-item>
      </text:list>
      <text:list text:continue-list="0cd70ba6-dd8e-4247-89c3-6a9adcbf7e5c" text:style-name="OrderedList" xml:id="9500ca36-f047-4c5d-864e-ea1265e424cb">
        <text:list-item>
          <text:p text:style-name="Normal"><text:span text:style-name="T46">Two</text:span></text:p>
        </text:list-item>
      </text:list>
      <text:list text:continue-list="0cd70ba6-dd8e-4247-89c3-6a9adcbf7e5c" text:style-name="OrderedList" xml:id="3ff6d920-33b5-4590-82ac-2840028b8dc5">
        <text:list-item>
          <text:p text:style-name="Normal"><text:span text:style-name="T47">Three</text:span></text:p>
        </text:list-item>
      </text:list>
      <text:p text:style-name="Sp10"/>
      <text:list text:continue-list="4f93b481-8e79-4ea9-add0-777f8289d49e" text:style-name="OrderedList" xml:id="4f93b481-8e79-4ea9-add0-777f8289d49e">
        <text:list-item>
          <text:p text:style-name="Normal"><text:span text:style-name="T48">One</text:span></text:p>
        </text:list-item>
      </text:list>
      <text:list text:continue-list="4f93b481-8e79-4ea9-add0-777f8289d49e" text:style-name="OrderedList" xml:id="d448b3e0-00f4-4312-9b7c-f5c3a5beda12">
        <text:list-item>
          <text:p text:style-name="Normal"><text:span text:style-name="T49">Two</text:span></text:p>
        </text:list-item>
      </text:list>
      <text:list text:continue-list="4f93b481-8e79-4ea9-add0-777f8289d49e" text:style-name="OrderedList" xml:id="af2f14bc-135a-4596-bb51-22c0a356875c">
        <text:list-item>
          <text:p text:style-name="Normal"><text:span text:style-name="T50">Three</text:span></text:p>
        </text:list-item>
      </text:list>
      <text:p text:style-name="Sp11"/>
      <text:list text:continue-list="7121c04e-5846-4580-ad34-213735a89bee" text:style-name="OrderedList" xml:id="7121c04e-5846-4580-ad34-213735a89bee">
        <text:list-item>
          <text:p text:style-name="Normal"><text:span text:style-name="T51">One</text:span></text:p>
        </text:list-item>
      </text:list>
      <text:list text:continue-list="7121c04e-5846-4580-ad34-213735a89bee" text:style-name="OrderedList" xml:id="8078a3c2-58a0-4b42-81e6-bee28af80432">
        <text:list-item>
          <text:p text:style-name="Normal"><text:span text:style-name="T52">Two</text:span></text:p>
        </text:list-item>
      </text:list>
      <text:list text:continue-list="7121c04e-5846-4580-ad34-213735a89bee" text:style-name="OrderedList" xml:id="065c9fa7-d65e-4494-8ceb-fe7b15617cc0">
        <text:list-item>
          <text:p text:style-name="Normal"><text:span text:style-name="T53">Three</text:span></text:p>
        </text:list-item>
      </text:list>
      <text:p text:style-name="Sp12"/>
      <text:list text:continue-list="aebdd52a-636a-4e7e-93c1-69469d6fe327" text:style-name="OrderedList" xml:id="aebdd52a-636a-4e7e-93c1-69469d6fe327">
        <text:list-item>
          <text:p text:style-name="Normal"><text:span text:style-name="T54">One</text:span></text:p>
        </text:list-item>
      </text:list>
      <text:list text:continue-list="aebdd52a-636a-4e7e-93c1-69469d6fe327" text:style-name="OrderedList" xml:id="59609927-2f1b-4ab1-8867-42a510803adf">
        <text:list-item>
          <text:p text:style-name="Normal"><text:span text:style-name="T55">Two</text:span></text:p>
        </text:list-item>
      </text:list>
      <text:list text:continue-list="aebdd52a-636a-4e7e-93c1-69469d6fe327" text:style-name="OrderedList" xml:id="96b94710-61e1-4cec-9da3-f018dbc9c9d8">
        <text:list-item>
          <text:p text:style-name="Normal"><text:span text:style-name="T56">Three</text:span></text:p>
        </text:list-item>
      </text:list>
      <text:p text:style-name="Sp13"/>
      <text:list text:continue-list="9bcaf358-5245-4aa2-b21d-a2dd66fd8837" text:style-name="OrderedList" xml:id="9bcaf358-5245-4aa2-b21d-a2dd66fd8837">
        <text:list-item>
          <text:p text:style-name="Normal"><text:span text:style-name="T57">One</text:span></text:p>
        </text:list-item>
      </text:list>
      <text:list text:continue-list="9bcaf358-5245-4aa2-b21d-a2dd66fd8837" text:style-name="OrderedList" xml:id="5ff8d72c-fff2-42e6-9081-c6931e3219c2">
        <text:list-item>
          <text:p text:style-name="Normal"><text:span text:style-name="T58">Two</text:span></text:p>
        </text:list-item>
      </text:list>
      <text:list text:continue-list="9bcaf358-5245-4aa2-b21d-a2dd66fd8837" text:style-name="OrderedList" xml:id="5d46243b-15cf-4427-ae03-2b1f40e9dfa2">
        <text:list-item>
          <text:p text:style-name="Normal"><text:span text:style-name="T59">Three</text:span></text:p>
        </text:list-item>
      </text:list>
      <text:p text:style-name="Sp14"/>
      <text:list text:continue-list="681a1184-dc17-4713-8017-75db22216ef6" text:style-name="OrderedList" xml:id="681a1184-dc17-4713-8017-75db22216ef6">
        <text:list-item>
          <text:p text:style-name="Normal"><text:span text:style-name="T60">One</text:span></text:p>
        </text:list-item>
      </text:list>
      <text:list text:continue-list="681a1184-dc17-4713-8017-75db22216ef6" text:style-name="OrderedList" xml:id="40cc5645-73b8-49db-b7c3-aaca90cfe4b8">
        <text:list-item>
          <text:p text:style-name="Normal"><text:span text:style-name="T61">Two</text:span></text:p>
        </text:list-item>
      </text:list>
      <text:list text:continue-list="681a1184-dc17-4713-8017-75db22216ef6" text:style-name="OrderedList" xml:id="13c8049d-e00a-4753-a1d0-b82df3185304">
        <text:list-item>
          <text:p text:style-name="Normal"><text:span text:style-name="T62">Three</text:span></text:p>
        </text:list-item>
      </text:list>
      <text:p text:style-name="Sp15"/>
      <text:list text:continue-list="f6cdb1ed-6509-4b56-9963-e4434ece79aa" text:style-name="OrderedList" xml:id="f6cdb1ed-6509-4b56-9963-e4434ece79aa">
        <text:list-item>
          <text:p text:style-name="Normal"><text:span text:style-name="T63">One</text:span></text:p>
        </text:list-item>
      </text:list>
      <text:list text:continue-list="f6cdb1ed-6509-4b56-9963-e4434ece79aa" text:style-name="OrderedList" xml:id="12c23682-e1a4-4433-b495-e90afc587d78">
        <text:list-item>
          <text:p text:style-name="Normal"><text:span text:style-name="T64">Two</text:span></text:p>
        </text:list-item>
      </text:list>
      <text:list text:continue-list="f6cdb1ed-6509-4b56-9963-e4434ece79aa" text:style-name="OrderedList" xml:id="16301c17-4466-4c5a-a457-4a8194436442">
        <text:list-item>
          <text:p text:style-name="Normal"><text:span text:style-name="T65">Three</text:span></text:p>
        </text:list-item>
      </text:list>
      <text:p text:style-name="Sp16"/>
      <text:p text:style-name="Normal"><text:span text:style-name="T66">Use style to set bullet type.</text:span></text:p>
      <text:p text:style-name="Sp17"/>
      <text:list text:continue-list="d4fcee3f-6074-4822-84d6-7e686301253c" text:style-name="OrdinalEnum" xml:id="d4fcee3f-6074-4822-84d6-7e686301253c">
        <text:list-item>
          <text:p text:style-name="Normal"><text:span text:style-name="T67">One</text:span></text:p>
        </text:list-item>
      </text:list>
      <text:list text:continue-list="d4fcee3f-6074-4822-84d6-7e686301253c" text:style-name="OrdinalEnum" xml:id="50980e18-5f4b-4ed6-bd73-76faf83dd4d3">
        <text:list-item>
          <text:p text:style-name="Normal"><text:span text:style-name="T68">Two</text:span></text:p>
        </text:list-item>
      </text:list>
      <text:list text:continue-list="d4fcee3f-6074-4822-84d6-7e686301253c" text:style-name="OrdinalEnum" xml:id="e6a5da66-2b6f-4347-9fc8-2a3729dee3a5">
        <text:list-item>
          <text:p text:style-name="Normal"><text:span text:style-name="T69">Three</text:span></text:p>
        </text:list-item>
      </text:list>
    </office:text>
  </office:body>
</office:document-content>
</file>

<file path=styles.xml><?xml version="1.0" encoding="utf-8"?>
<office:document-styles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xmlns:xml="http://www.w3.org/XML/1998/namespace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halkduster" style:name="Chalkduster"/>
    <style:font-face svg:font-family="Times New Roman" style:name="Times New Roman"/>
    <style:font-face svg:font-family="Times New Roman" style:name="Times New Roman"/>
    <style:font-face svg:font-family="Chalkduster" style:name="Chalkduster"/>
    <style:font-face svg:font-family="Arial" style:name="Arial"/>
    <style:font-face svg:font-family="Courier" style:name="Courier"/>
    <style:font-face svg:font-family="Courier" style:name="Courier"/>
    <style:font-face svg:font-family="Courier" style:name="Courier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 style:font-name="Courier"/>
    </style:style>
    <style:style style:family="text" style:name="T3" style:display-name="T3">
      <style:text-properties/>
    </style:style>
    <style:style style:family="text" style:name="T4" style:display-name="T4">
      <style:text-properties style:font-name="Courier"/>
    </style:style>
    <style:style style:family="text" style:name="T5" style:display-name="T5">
      <style:text-properties/>
    </style:style>
    <style:style style:family="text" style:name="T6" style:display-name="T6">
      <style:text-properties style:font-name="Courier"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/>
    </style:style>
    <style:style style:family="text" style:name="T25" style:display-name="T25">
      <style:text-properties/>
    </style:style>
    <style:style style:family="text" style:name="T26" style:display-name="T26">
      <style:text-properties/>
    </style:style>
    <style:style style:family="text" style:name="T27" style:display-name="T27">
      <style:text-properties/>
    </style:style>
    <style:style style:family="text" style:name="T28" style:display-name="T28">
      <style:text-properties/>
    </style:style>
    <style:style style:family="text" style:name="T29" style:display-name="T29">
      <style:text-properties/>
    </style:style>
    <style:style style:family="text" style:name="T30" style:display-name="T30">
      <style:text-properties/>
    </style:style>
    <style:style style:family="text" style:name="T31" style:display-name="T31">
      <style:text-properties/>
    </style:style>
    <style:style style:family="text" style:name="T32" style:display-name="T32">
      <style:text-properties/>
    </style:style>
    <style:style style:family="text" style:name="T33" style:display-name="T33">
      <style:text-properties/>
    </style:style>
    <style:style style:family="text" style:name="T34" style:display-name="T34">
      <style:text-properties/>
    </style:style>
    <style:style style:family="text" style:name="T35" style:display-name="T35">
      <style:text-properties/>
    </style:style>
    <style:style style:family="text" style:name="T36" style:display-name="T36">
      <style:text-properties/>
    </style:style>
    <style:style style:family="text" style:name="T37" style:display-name="T37">
      <style:text-properties/>
    </style:style>
    <style:style style:family="text" style:name="T38" style:display-name="T38">
      <style:text-properties/>
    </style:style>
    <style:style style:family="text" style:name="T39" style:display-name="T39">
      <style:text-properties/>
    </style:style>
    <style:style style:family="text" style:name="T40" style:display-name="T40">
      <style:text-properties/>
    </style:style>
    <style:style style:family="text" style:name="T41" style:display-name="T41">
      <style:text-properties/>
    </style:style>
    <style:style style:family="text" style:name="T42" style:display-name="T42">
      <style:text-properties/>
    </style:style>
    <style:style style:family="text" style:name="T43" style:display-name="T43">
      <style:text-properties/>
    </style:style>
    <style:style style:family="text" style:name="T44" style:display-name="T44">
      <style:text-properties/>
    </style:style>
    <style:style style:family="text" style:name="T45" style:display-name="T45">
      <style:text-properties/>
    </style:style>
    <style:style style:family="text" style:name="T46" style:display-name="T46">
      <style:text-properties/>
    </style:style>
    <style:style style:family="text" style:name="T47" style:display-name="T47">
      <style:text-properties/>
    </style:style>
    <style:style style:family="text" style:name="T48" style:display-name="T48">
      <style:text-properties/>
    </style:style>
    <style:style style:family="text" style:name="T49" style:display-name="T49">
      <style:text-properties/>
    </style:style>
    <style:style style:family="text" style:name="T50" style:display-name="T50">
      <style:text-properties/>
    </style:style>
    <style:style style:family="text" style:name="T51" style:display-name="T51">
      <style:text-properties/>
    </style:style>
    <style:style style:family="text" style:name="T52" style:display-name="T52">
      <style:text-properties/>
    </style:style>
    <style:style style:family="text" style:name="T53" style:display-name="T53">
      <style:text-properties/>
    </style:style>
    <style:style style:family="text" style:name="T54" style:display-name="T54">
      <style:text-properties/>
    </style:style>
    <style:style style:family="text" style:name="T55" style:display-name="T55">
      <style:text-properties/>
    </style:style>
    <style:style style:family="text" style:name="T56" style:display-name="T56">
      <style:text-properties/>
    </style:style>
    <style:style style:family="text" style:name="T57" style:display-name="T57">
      <style:text-properties/>
    </style:style>
    <style:style style:family="text" style:name="T58" style:display-name="T58">
      <style:text-properties/>
    </style:style>
    <style:style style:family="text" style:name="T59" style:display-name="T59">
      <style:text-properties/>
    </style:style>
    <style:style style:family="text" style:name="T60" style:display-name="T60">
      <style:text-properties/>
    </style:style>
    <style:style style:family="text" style:name="T61" style:display-name="T61">
      <style:text-properties/>
    </style:style>
    <style:style style:family="text" style:name="T62" style:display-name="T62">
      <style:text-properties/>
    </style:style>
    <style:style style:family="text" style:name="T63" style:display-name="T63">
      <style:text-properties/>
    </style:style>
    <style:style style:family="text" style:name="T64" style:display-name="T64">
      <style:text-properties/>
    </style:style>
    <style:style style:family="text" style:name="T65" style:display-name="T65">
      <style:text-properties/>
    </style:style>
    <style:style style:family="text" style:name="T66" style:display-name="T66">
      <style:text-properties/>
    </style:style>
    <style:style style:family="text" style:name="T67" style:display-name="T67">
      <style:text-properties/>
    </style:style>
    <style:style style:family="text" style:name="T68" style:display-name="T68">
      <style:text-properties/>
    </style:style>
    <style:style style:family="text" style:name="T69" style:display-name="T69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xml="http://www.w3.org/XML/1998/namespace" xmlns:svg="urn:oasis:names:tc:opendocument:xmlns:svg-compatible:1.0" office:version="1.2">
  <office:meta>
    <meta:generator>ODFPY/1.3.5</meta:generator>
  </office:meta>
</office:document-meta>
</file>